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State } from 'react';</text:p>
      <text:p text:style-name="Standard">import { View, Text, FlatList, StyleSheet } from 'react-native';</text:p>
      <text:p text:style-name="Standard">import axios from 'axios';</text:p>
      <text:p text:style-name="Standard"/>
      <text:p text:style-name="Standard">const ItemList = () =&gt; {</text:p>
      <text:p text:style-name="Standard"><text:s text:c="2"/>const [items, setItems] = useState([]);</text:p>
      <text:p text:style-name="Standard"><text:s text:c="2"/>const [loading, setLoading] = useState(true);</text:p>
      <text:p text:style-name="Standard"/>
      <text:p text:style-name="Standard"><text:s text:c="2"/>useEffect(() =&gt; {</text:p>
      <text:p text:style-name="Standard"><text:s text:c="4"/>axios.get('http://your-backend-url/items')</text:p>
      <text:p text:style-name="Standard"><text:s text:c="6"/>.then(response =&gt; {</text:p>
      <text:p text:style-name="Standard"><text:s text:c="8"/>// Sort by priority first, then by date</text:p>
      <text:p text:style-name="Standard"><text:s text:c="8"/>const sortedItems = response.data.sort((a, b) =&gt; {</text:p>
      <text:p text:style-name="Standard"><text:s text:c="10"/>if (a.priority === b.priority) {</text:p>
      <text:p text:style-name="Standard"><text:s text:c="12"/>return new Date(a.date) - new Date(b.date);</text:p>
      <text:p text:style-name="Standard"><text:s text:c="10"/>}</text:p>
      <text:p text:style-name="Standard"><text:s text:c="10"/>return a.priority - b.priority;</text:p>
      <text:p text:style-name="Standard"><text:s text:c="8"/>});</text:p>
      <text:p text:style-name="Standard"><text:s text:c="8"/>setItems(sortedItems);</text:p>
      <text:p text:style-name="Standard"><text:s text:c="8"/>setLoading(false);</text:p>
      <text:p text:style-name="Standard"><text:s text:c="6"/>})</text:p>
      <text:p text:style-name="Standard"><text:s text:c="6"/>.catch(error =&gt; {</text:p>
      <text:p text:style-name="Standard"><text:s text:c="8"/>console.error('Error fetching items:', error);</text:p>
      <text:p text:style-name="Standard"><text:s text:c="8"/>setLoading(false);</text:p>
      <text:p text:style-name="Standard"><text:s text:c="6"/>});</text:p>
      <text:p text:style-name="Standard"><text:s text:c="2"/>}, []);</text:p>
      <text:p text:style-name="Standard"/>
      <text:p text:style-name="Standard"><text:s text:c="2"/>if (loading) {</text:p>
      <text:p text:style-name="Standard"><text:s text:c="4"/>return &lt;Text&gt;Loading...&lt;/Text&gt;;</text:p>
      <text:p text:style-name="Standard"><text:s text:c="2"/>}</text:p>
      <text:p text:style-name="Standard"/>
      <text:p text:style-name="Standard"><text:s text:c="2"/>const renderItem = ({ item }) =&gt; (</text:p>
      <text:p text:style-name="Standard"><text:s text:c="4"/>&lt;View style={styles.itemContainer}&gt;</text:p>
      <text:p text:style-name="Standard"><text:s text:c="6"/>&lt;Text style={styles.itemName}&gt;{item.itemName}&lt;/Text&gt;</text:p>
      <text:p text:style-name="Standard"><text:s text:c="6"/>&lt;Text style={styles.itemPriority}&gt;Priority: {item.priority}&lt;/Text&gt;</text:p>
      <text:p text:style-name="Standard"><text:s text:c="6"/>&lt;Text style={styles.itemDate}&gt;Date: {new Date(item.date).toDateString()}&lt;/Text&gt;</text:p>
      <text:p text:style-name="Standard"><text:s text:c="4"/>&lt;/View&gt;</text:p>
      <text:p text:style-name="Standard"><text:s text:c="2"/>);</text:p>
      <text:p text:style-name="Standard"/>
      <text:p text:style-name="Standard"><text:s text:c="2"/>return (</text:p>
      <text:p text:style-name="Standard"><text:s text:c="4"/>&lt;FlatList</text:p>
      <text:p text:style-name="Standard"><text:s text:c="6"/>data={items}</text:p>
      <text:p text:style-name="Standard"><text:s text:c="6"/>keyExtractor={item =&gt; item._id}</text:p>
      <text:p text:style-name="Standard"><text:s text:c="6"/>renderItem={renderItem}</text:p>
      <text:p text:style-name="Standard"><text:s text:c="4"/>/&gt;</text:p>
      <text:p text:style-name="Standard"><text:s text:c="2"/>);</text:p>
      <text:p text:style-name="Standard">};</text:p>
      <text:p text:style-name="Standard"/>
      <text:p text:style-name="Standard">const styles = StyleSheet.create({</text:p>
      <text:p text:style-name="Standard"><text:soft-page-break/><text:s text:c="2"/>itemContainer: {</text:p>
      <text:p text:style-name="Standard"><text:s text:c="4"/>padding: 16,</text:p>
      <text:p text:style-name="Standard"><text:s text:c="4"/>borderBottomWidth: 1,</text:p>
      <text:p text:style-name="Standard"><text:s text:c="4"/>borderBottomColor: '#ccc',</text:p>
      <text:p text:style-name="Standard"><text:s text:c="2"/>},</text:p>
      <text:p text:style-name="Standard"><text:s text:c="2"/>itemName: {</text:p>
      <text:p text:style-name="Standard"><text:s text:c="4"/>fontSize: 18,</text:p>
      <text:p text:style-name="Standard"><text:s text:c="4"/>fontWeight: 'bold',</text:p>
      <text:p text:style-name="Standard"><text:s text:c="2"/>},</text:p>
      <text:p text:style-name="Standard"><text:s text:c="2"/>itemPriority: {</text:p>
      <text:p text:style-name="Standard"><text:s text:c="4"/>fontSize: 16,</text:p>
      <text:p text:style-name="Standard"><text:s text:c="4"/>color: '#888',</text:p>
      <text:p text:style-name="Standard"><text:s text:c="2"/>},</text:p>
      <text:p text:style-name="Standard"><text:s text:c="2"/>itemDate: {</text:p>
      <text:p text:style-name="Standard"><text:s text:c="4"/>fontSize: 14,</text:p>
      <text:p text:style-name="Standard"><text:s text:c="4"/>color: '#888',</text:p>
      <text:p text:style-name="Standard"><text:s text:c="2"/>},</text:p>
      <text:p text:style-name="Standard">});</text:p>
      <text:p text:style-name="Standard"/>
      <text:p text:style-name="Standard">export default ItemLis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3T00:48:29.025094405</meta:creation-date>
    <dc:date>2024-06-23T00:49:53.288139237</dc:date>
    <meta:editing-duration>PT1M25S</meta:editing-duration>
    <meta:editing-cycles>1</meta:editing-cycles>
    <meta:document-statistic meta:table-count="0" meta:image-count="0" meta:object-count="0" meta:page-count="2" meta:paragraph-count="62" meta:word-count="166" meta:character-count="1590" meta:non-whitespace-character-count="1232"/>
    <meta:generator>LibreOffice/6.4.7.2$Linux_X86_64 LibreOffice_project/40$Build-2</meta:generator>
  </office:meta>
</office:document-meta>
</file>